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Raleway" officeooo:rsid="001ff4c4" officeooo:paragraph-rsid="001ff4c4"/>
    </style:style>
    <style:style style:name="P3" style:family="paragraph" style:parent-style-name="Standard">
      <style:paragraph-properties fo:text-align="justify" style:justify-single-word="false"/>
      <style:text-properties style:font-name="Raleway" officeooo:rsid="001ff4c4" officeooo:paragraph-rsid="001ff4c4"/>
    </style:style>
    <style:style style:name="P4" style:family="paragraph" style:parent-style-name="Standard">
      <style:paragraph-properties fo:text-align="justify" style:justify-single-word="false"/>
      <style:text-properties style:font-name="Raleway" officeooo:rsid="002008b3" officeooo:paragraph-rsid="002008b3"/>
    </style:style>
    <style:style style:name="P5" style:family="paragraph" style:parent-style-name="Standard">
      <style:paragraph-properties fo:text-align="justify" style:justify-single-word="false"/>
      <style:text-properties style:font-name="Raleway" officeooo:rsid="002b92f2" officeooo:paragraph-rsid="002b92f2"/>
    </style:style>
    <style:style style:name="P6" style:family="paragraph" style:parent-style-name="Standard">
      <style:paragraph-properties fo:text-align="justify" style:justify-single-word="false"/>
      <style:text-properties style:font-name="Raleway" officeooo:rsid="0030710d" officeooo:paragraph-rsid="0030710d"/>
    </style:style>
    <style:style style:name="P7" style:family="paragraph" style:parent-style-name="Standard">
      <style:paragraph-properties fo:text-align="justify" style:justify-single-word="false"/>
      <style:text-properties style:font-name="Raleway" style:text-underline-style="none" officeooo:rsid="0030710d" officeooo:paragraph-rsid="0030710d"/>
    </style:style>
    <style:style style:name="P8" style:family="paragraph" style:parent-style-name="Text_20_body">
      <style:text-properties style:font-name="Raleway"/>
    </style:style>
    <style:style style:name="P9" style:family="paragraph" style:parent-style-name="Text_20_body">
      <style:text-properties style:font-name="Raleway" officeooo:rsid="002008b3" officeooo:paragraph-rsid="002008b3"/>
    </style:style>
    <style:style style:name="P10" style:family="paragraph" style:parent-style-name="Text_20_body">
      <style:paragraph-properties fo:text-align="justify" style:justify-single-word="false"/>
      <style:text-properties style:font-name="Raleway" officeooo:rsid="002008b3" officeooo:paragraph-rsid="002008b3"/>
    </style:style>
    <style:style style:name="P11" style:family="paragraph" style:parent-style-name="Text_20_body">
      <style:paragraph-properties fo:text-align="justify" style:justify-single-word="false"/>
      <style:text-properties style:font-name="Raleway" officeooo:rsid="0021b5e0" officeooo:paragraph-rsid="0021b5e0"/>
    </style:style>
    <style:style style:name="P12" style:family="paragraph" style:parent-style-name="Text_20_body">
      <style:paragraph-properties fo:text-align="justify" style:justify-single-word="false"/>
      <style:text-properties style:font-name="Raleway" officeooo:rsid="002906af" officeooo:paragraph-rsid="002906af"/>
    </style:style>
    <style:style style:name="P13" style:family="paragraph" style:parent-style-name="Text_20_body">
      <style:paragraph-properties fo:text-align="justify" style:justify-single-word="false"/>
      <style:text-properties style:font-name="Raleway" officeooo:rsid="002c2eb7" officeooo:paragraph-rsid="002c2eb7"/>
    </style:style>
    <style:style style:name="P14" style:family="paragraph" style:parent-style-name="Text_20_body">
      <style:paragraph-properties fo:text-align="justify" style:justify-single-word="false"/>
      <style:text-properties style:font-name="Raleway" officeooo:rsid="00304d2f" officeooo:paragraph-rsid="00304d2f"/>
    </style:style>
    <style:style style:name="P15" style:family="paragraph" style:parent-style-name="Text_20_body">
      <style:paragraph-properties fo:text-align="justify" style:justify-single-word="false"/>
      <style:text-properties style:font-name="Raleway" officeooo:rsid="0030710d" officeooo:paragraph-rsid="0030710d"/>
    </style:style>
    <style:style style:name="P16" style:family="paragraph" style:parent-style-name="Text_20_body">
      <style:paragraph-properties fo:text-align="justify" style:justify-single-word="false"/>
      <style:text-properties style:font-name="Raleway" officeooo:rsid="0031a4ba" officeooo:paragraph-rsid="0031a4ba"/>
    </style:style>
    <style:style style:name="P17" style:family="paragraph" style:parent-style-name="Text_20_body">
      <style:paragraph-properties fo:text-align="justify" style:justify-single-word="false"/>
      <style:text-properties style:font-name="Raleway" officeooo:rsid="00331d9b" officeooo:paragraph-rsid="00331d9b"/>
    </style:style>
    <style:style style:name="P18" style:family="paragraph" style:parent-style-name="Text_20_body">
      <style:paragraph-properties fo:text-align="justify" style:justify-single-word="false"/>
      <style:text-properties style:font-name="Raleway" officeooo:rsid="0035caaa" officeooo:paragraph-rsid="0035caaa"/>
    </style:style>
    <style:style style:name="P19" style:family="paragraph" style:parent-style-name="Text_20_body">
      <style:paragraph-properties fo:text-align="justify" style:justify-single-word="false"/>
      <style:text-properties style:font-name="Raleway" officeooo:rsid="0037ad75" officeooo:paragraph-rsid="0037ad75"/>
    </style:style>
    <style:style style:name="P20" style:family="paragraph" style:parent-style-name="Text_20_body">
      <style:paragraph-properties fo:text-align="justify" style:justify-single-word="false"/>
      <style:text-properties style:font-name="Raleway" officeooo:rsid="0038ecce" officeooo:paragraph-rsid="0038ecc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list-style-name="L8">
      <style:paragraph-properties fo:text-align="justify" style:justify-single-word="false"/>
      <style:text-properties style:font-name="Raleway" officeooo:rsid="0021b5e0" officeooo:paragraph-rsid="0021b5e0"/>
    </style:style>
    <style:style style:name="P25" style:family="paragraph" style:parent-style-name="Text_20_body" style:list-style-name="L9">
      <style:paragraph-properties fo:text-align="justify" style:justify-single-word="false"/>
      <style:text-properties style:font-name="Raleway" officeooo:rsid="0021b5e0" officeooo:paragraph-rsid="0021b5e0"/>
    </style:style>
    <style:style style:name="P26" style:family="paragraph" style:parent-style-name="Text_20_body" style:list-style-name="L8">
      <style:paragraph-properties fo:text-align="justify" style:justify-single-word="false"/>
      <style:text-properties style:font-name="Raleway" officeooo:rsid="0030710d" officeooo:paragraph-rsid="0030710d"/>
    </style:style>
    <style:style style:name="P27" style:family="paragraph" style:parent-style-name="Text_20_body" style:list-style-name="">
      <style:paragraph-properties fo:text-align="justify" style:justify-single-word="false"/>
      <style:text-properties style:font-name="Raleway" officeooo:rsid="0026c530" officeooo:paragraph-rsid="0026c530"/>
    </style:style>
    <style:style style:name="P28" style:family="paragraph" style:parent-style-name="Text_20_body">
      <style:paragraph-properties fo:text-align="justify" style:justify-single-word="false" fo:break-before="page"/>
      <style:text-properties style:font-name="Raleway" officeooo:rsid="0031a4ba" officeooo:paragraph-rsid="0031a4ba"/>
    </style:style>
    <style:style style:name="P29" style:family="paragraph" style:parent-style-name="Text_20_body">
      <style:paragraph-properties fo:text-align="justify" style:justify-single-word="false" fo:break-before="page"/>
      <style:text-properties style:font-name="Raleway" officeooo:rsid="002c2eb7" officeooo:paragraph-rsid="002c2eb7"/>
    </style:style>
    <style:style style:name="P30" style:family="paragraph" style:parent-style-name="Standard" style:master-page-name="First_20_Page">
      <style:paragraph-properties style:page-number="auto"/>
      <style:text-properties officeooo:rsid="0023b71d" officeooo:paragraph-rsid="0023b71d"/>
    </style:style>
    <style:style style:name="P31" style:family="paragraph" style:parent-style-name="Standard" style:master-page-name="Standard">
      <style:paragraph-properties style:page-number="1" fo:break-before="page"/>
      <style:text-properties officeooo:rsid="001ff4c4" officeooo:paragraph-rsid="001ff4c4"/>
    </style:style>
    <style:style style:name="P32" style:family="paragraph" style:parent-style-name="Heading_20_1">
      <style:text-properties style:font-name="Raleway"/>
    </style:style>
    <style:style style:name="P33" style:family="paragraph" style:parent-style-name="Heading_20_1">
      <style:paragraph-properties fo:break-before="page"/>
      <style:text-properties style:font-name="Raleway"/>
    </style:style>
    <style:style style:name="P34" style:family="paragraph" style:parent-style-name="Heading_20_1" style:list-style-name="">
      <style:paragraph-properties fo:text-align="justify" style:justify-single-word="false" fo:break-before="page"/>
      <style:text-properties style:font-name="Raleway" officeooo:rsid="0026c530" officeooo:paragraph-rsid="0026c530"/>
    </style:style>
    <style:style style:name="P35" style:family="paragraph" style:parent-style-name="Heading_20_3">
      <style:paragraph-properties fo:text-align="justify" style:justify-single-word="false"/>
      <style:text-properties style:font-name="Raleway"/>
    </style:style>
    <style:style style:name="P36" style:family="paragraph" style:parent-style-name="Heading_20_2">
      <style:text-properties style:font-name="Raleway"/>
    </style:style>
    <style:style style:name="P37" style:family="paragraph">
      <style:paragraph-properties fo:text-align="center"/>
    </style:style>
    <style:style style:name="P38" style:family="paragraph">
      <style:text-properties fo:font-size="48pt" style:font-size-asian="48pt" style:font-size-complex="4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none" fo:font-weight="bold" officeooo:rsid="0030710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30710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a20bf"/>
    </style:style>
    <style:style style:name="T8" style:family="text">
      <style:text-properties officeooo:rsid="002f507a"/>
    </style:style>
    <style:style style:name="T9" style:family="text">
      <style:text-properties officeooo:rsid="00304d2f"/>
    </style:style>
    <style:style style:name="T10" style:family="text">
      <style:text-properties officeooo:rsid="0030710d"/>
    </style:style>
    <style:style style:name="T11" style:family="text">
      <style:text-properties officeooo:rsid="0034db0c"/>
    </style:style>
    <style:style style:name="T12" style:family="text">
      <style:text-properties officeooo:rsid="0037ad75"/>
    </style:style>
    <style:style style:name="T13" style:family="text">
      <style:text-properties officeooo:rsid="0031a4ba"/>
    </style:style>
    <style:style style:name="T14" style:family="text">
      <style:text-properties officeooo:rsid="003be519"/>
    </style:style>
    <style:style style:name="T15" style:family="text">
      <style:text-properties fo:font-size="48pt" style:font-size-asian="48pt" style:font-size-complex="48pt"/>
    </style:style>
    <style:style style:name="T16" style:family="text">
      <style:text-properties fo:font-size="36pt" fo:font-style="italic" style:text-underline-style="solid" style:text-underline-width="auto" style:text-underline-color="font-color" style:font-size-asian="36pt" style:font-style-asian="italic" style:font-size-complex="36pt" style:font-style-complex="italic"/>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text:anchor-type="paragraph" draw:z-index="0" draw:style-name="gr1" draw:text-style-name="P37" svg:width="11.404cm" svg:height="2.303cm" svg:x="2.415cm" svg:y="0.436cm"><draw:text-box><text:p text:style-name="P37">IES Zaidin Vergeles.</text:p><text:p text:style-name="P37">Desarrollo en entorno servidor.</text:p></draw:text-box></draw:frame><draw:frame text:anchor-type="paragraph" draw:z-index="1" draw:style-name="gr2" draw:text-style-name="P38" svg:width="12.092cm" svg:height="4.737cm" svg:x="2.441cm" svg:y="4.616cm"><draw:text-box><text:p text:style-name="P37"><text:span text:style-name="T15">Practica AJAX</text:span></text:p><text:p text:style-name="P37"><text:span text:style-name="T16">Restaurante</text:span></text:p></draw:text-box></draw:frame><draw:frame text:anchor-type="paragraph" draw:z-index="2" draw:style-name="gr3" svg:width="11.087cm" svg:height="3.096cm" svg:x="2.6cm" svg:y="15.623cm"><draw:text-box><text:p>Realizado por: Pedro Tomás Hernández de la Casa.</text:p><text:p>Fecha: 09/02/2015</text:p><text:p>Granada.</text:p></draw:text-box></draw:frame></text:p>
      <text:p text:style-name="P3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1"><text:a xlink:type="simple" xlink:href="#__RefHeading__446_40142597" text:style-name="Index_20_Link" text:visited-style-name="Index_20_Link">Introducción<text:tab/>2</text:a></text:p>
          <text:p text:style-name="P22"><text:a xlink:type="simple" xlink:href="#__RefHeading__448_40142597" text:style-name="Index_20_Link" text:visited-style-name="Index_20_Link">¿Donde encontrarlo?<text:tab/>2</text:a></text:p>
          <text:p text:style-name="P21"><text:a xlink:type="simple" xlink:href="#__RefHeading__450_40142597" text:style-name="Index_20_Link" text:visited-style-name="Index_20_Link">Objetivo<text:tab/>2</text:a></text:p>
          <text:p text:style-name="P21"><text:a xlink:type="simple" xlink:href="#__RefHeading__452_40142597" text:style-name="Index_20_Link" text:visited-style-name="Index_20_Link">Estructura del sitio<text:tab/>3</text:a></text:p>
          <text:p text:style-name="P21"><text:a xlink:type="simple" xlink:href="#__RefHeading__454_40142597" text:style-name="Index_20_Link" text:visited-style-name="Index_20_Link">Estructuras de las tablas<text:tab/>4</text:a></text:p>
          <text:p text:style-name="P21"><text:a xlink:type="simple" xlink:href="#__RefHeading__456_40142597" text:style-name="Index_20_Link" text:visited-style-name="Index_20_Link">Contamos con 3 tablas en el proyecto.<text:tab/>4</text:a></text:p>
          <text:p text:style-name="P23"><text:a xlink:type="simple" xlink:href="#__RefHeading__458_40142597" text:style-name="Index_20_Link" text:visited-style-name="Index_20_Link">Tabla Usuario<text:tab/>4</text:a></text:p>
          <text:p text:style-name="P23"><text:a xlink:type="simple" xlink:href="#__RefHeading__406_695361045" text:style-name="Index_20_Link" text:visited-style-name="Index_20_Link">Tabla fotos<text:tab/>4</text:a></text:p>
          <text:p text:style-name="P23"><text:a xlink:type="simple" xlink:href="#__RefHeading__408_695361045" text:style-name="Index_20_Link" text:visited-style-name="Index_20_Link">Tabla logs<text:tab/>4</text:a></text:p>
          <text:p text:style-name="P21"><text:a xlink:type="simple" xlink:href="#__RefHeading__460_40142597" text:style-name="Index_20_Link" text:visited-style-name="Index_20_Link">Putos a tener en cuenta tras el desarrollo<text:tab/>5</text:a></text:p>
          <text:p text:style-name="P21"><text:a xlink:type="simple" xlink:href="#__RefHeading__410_695361045" text:style-name="Index_20_Link" text:visited-style-name="Index_20_Link">Panel de Usuario<text:tab/>7</text:a></text:p>
          <text:p text:style-name="P23"><text:a xlink:type="simple" xlink:href="#__RefHeading__462_40142597" text:style-name="Index_20_Link" text:visited-style-name="Index_20_Link">Borrado de Usuarios<text:tab/>7</text:a></text:p>
        </text:index-body>
      </text:table-of-content>
      <text:h text:style-name="P33" text:outline-level="1"><text:bookmark-start text:name="__RefHeading__446_40142597"/>Introducción<text:bookmark-end text:name="__RefHeading__446_40142597"/></text:h>
      <text:p text:style-name="P2"/>
      <text:p text:style-name="P3">En esta memoria vamos a detallar las partes importantes del proyecto así como el objetivo del mismo. </text:p>
      <text:p text:style-name="P3"/>
      <text:p text:style-name="P3">Lo dividiremos en varias partes, <text:span text:style-name="T14">contando en cada una que se ha hecho y que cosas se han implementado para poder llevar a buen termino esta práctica.</text:span></text:p>
      <text:p text:style-name="P2"/>
      <text:h text:style-name="P36" text:outline-level="2"><text:bookmark-start text:name="__RefHeading__448_40142597"/>¿Donde encontrarlo?<text:bookmark-end text:name="__RefHeading__448_40142597"/></text:h>
      <text:p text:style-name="P2"/>
      <text:p text:style-name="P3">Es sitio web se encuentra actualmente para ver su funcionamiento en :</text:p>
      <text:p text:style-name="P5"/>
      <text:p text:style-name="P5"/>
      <text:p text:style-name="P5"/>
      <text:p text:style-name="P3">Para poder acceder al panel de administración que permita ver, modificar y añadir <text:span text:style-name="T14">platos y menus</text:span>es necesaria la cuenta de <text:span text:style-name="T10">administrador</text:span>, la cual es <text:span text:style-name="T4">admin</text:span><text:span text:style-name="T1"> </text:span>y su pass <text:span text:style-name="T2">admin</text:span>.</text:p>
      <text:p text:style-name="P6">Para acceder al panel de usuario la cuenta usada sera <text:span text:style-name="T3">user</text:span>, y las pass <text:span text:style-name="T3">user123</text:span>.</text:p>
      <text:p text:style-name="P3"/>
      <text:p text:style-name="P4">El código fuente lo podemos encontrar en github en el siguiente enlace:</text:p>
      <text:p text:style-name="P7">https://github.com/TommyHernandez/dwese/tree/master/gestion</text:p>
      <text:h text:style-name="P32" text:outline-level="1"><text:bookmark-start text:name="__RefHeading__450_40142597"/>Objetivo<text:bookmark-end text:name="__RefHeading__450_40142597"/></text:h>
      <text:p text:style-name="P8"/>
      <text:p text:style-name="P9">Pretendemos construir un sitio web <text:span text:style-name="T8">en el cual solo nos centraremos en su gestión de usuarios y en su diferentes back-end. Si te conectas como un administrador veras un back-end y y si entras como usuarios otro, de forma que el usuario pueda modificar su perfil y el administrador pueda crear modificar <text:s/>añadir los usuarios que desee.</text:span></text:p>
      <text:h text:style-name="P33" text:outline-level="1"><text:bookmark-start text:name="__RefHeading__452_40142597"/>Estructura del sitio<text:bookmark-end text:name="__RefHeading__452_40142597"/></text:h>
      <text:p text:style-name="P10">El sitio web tienes las siguientes carpetas, definiremos el contenido de cada una.</text:p>
      <text:p text:style-name="P11">En la raíz encontramos los archivos básicos: </text:p>
      <text:list xml:id="list7958340250144879119" text:style-name="L8">
        <text:list-item>
          <text:p text:style-name="P24"><text:span text:style-name="T6">index.php</text:span> es el index del sitio, <text:span text:style-name="T9">no contienen nada de interés.</text:span></text:p>
        </text:list-item>
        <text:list-item>
          <text:p text:style-name="P26"><text:span text:style-name="T3">Viewalta.php</text:span>: Nuestro formulario de registro.</text:p>
        </text:list-item>
      </text:list>
      <text:p text:style-name="P11">Después encontramos las siguientes carpetas:</text:p>
      <text:list xml:id="list1052383452475599896" text:style-name="L9">
        <text:list-item>
          <text:p text:style-name="P25"><text:span text:style-name="T3">Clases</text:span>: Contiene todas las clases usadas en el proyecto. En ella podemos encontrar varias clases desarrolladas para el correcto funcionamiento del sitio. Entre las que se encuentran, Leer, Subir, BaseDatos, Validar, Util, Usuario( que corresponde a una tabla), Foto(Que corresponde a una tabla), Inmueble (que corresponde a una tabla), los modelos de abstracción de las tres clases nombradas anteriormente y un archivo de configuración con constantes necesarias.</text:p>
        </text:list-item>
        <text:list-item>
          <text:p text:style-name="P25"><text:span text:style-name="T3">Css:</text:span> Aquí encontraremos los estilos del sitio.</text:p>
        </text:list-item>
        <text:list-item>
          <text:p text:style-name="P25"><text:span text:style-name="T3">Foto</text:span><text:span text:style-name="T4">s</text:span><text:span text:style-name="T3">:</text:span> Contiene l<text:span text:style-name="T10">as fotos de los platos</text:span></text:p>
        </text:list-item>
        <text:list-item>
          <text:p text:style-name="P25"><text:span text:style-name="T3">Im</text:span><text:span text:style-name="T4">a</text:span><text:span text:style-name="T3">g</text:span><text:span text:style-name="T4">es</text:span><text:span text:style-name="T3">:</text:span> Contiene las imágenes utilizadas en el sitio.</text:p>
        </text:list-item>
        <text:list-item>
          <text:p text:style-name="P25"><text:span text:style-name="T3">Inmueble:</text:span> Contiene los php.... encargados de hacer inserciones, borrados, </text:p>
        </text:list-item>
        <text:list-item>
          <text:p text:style-name="P25"><text:span text:style-name="T3">Js:</text:span> Aquí encontramos los archivos JavaScript utilizados en el sitio, son los encargados de validar formularios, así como de darle funcionalidad.</text:p>
          <text:p text:style-name="P25"/>
        </text:list-item>
      </text:list>
      <text:h text:style-name="P34" text:outline-level="1"><text:bookmark-start text:name="__RefHeading__454_40142597"/>Estructuras de las tablas<text:bookmark-end text:name="__RefHeading__454_40142597"/></text:h>
      <text:h text:style-name="P27" text:outline-level="1"><text:bookmark-start text:name="__RefHeading__456_40142597"/>Contamos con 3 tablas en el proyecto.<text:bookmark-end text:name="__RefHeading__456_40142597"/></text:h>
      <text:h text:style-name="P35" text:outline-level="3"><text:bookmark-start text:name="__RefHeading__458_40142597"/>Tabla <text:span text:style-name="T9">Usuario</text:span><text:bookmark-end text:name="__RefHeading__458_40142597"/></text:h>
      <text:p text:style-name="P14">Posee los campos y es la tabla principal del proyecto ( login, clave, nombre, apellidos, email, rol, root, fechaAlta, fechaLogin).</text:p>
      <text:h text:style-name="Heading_20_3" text:outline-level="3"><text:bookmark-start text:name="__RefHeading__406_695361045"/>Tabla fotos<text:bookmark-end text:name="__RefHeading__406_695361045"/></text:h>
      <text:p text:style-name="P14">Cada usuario opcionalmente puede tener su propia foto.</text:p>
      <text:p text:style-name="P14">Esta tabla contiene (id, login, ruta).</text:p>
      <text:h text:style-name="Heading_20_3" text:outline-level="3"><text:bookmark-start text:name="__RefHeading__408_695361045"/>Tabla logs<text:bookmark-end text:name="__RefHeading__408_695361045"/></text:h>
      <text:p text:style-name="P15">Esta tabla contiene un historial de la fecha en la que cada usuario se loguea.</text:p>
      <text:p text:style-name="P28"/>
      <text:p text:style-name="P29">ocumento Realizado sobre libre Oficce <text:span text:style-name="T12">en Windows.</text:span></text:p>
      <text:p text:style-name="P13">Lenguaje del proyecto PHP.</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42:50.669000000</meta:creation-date>
    <dc:date>2015-02-08T20:13:04.924000000</dc:date>
    <meta:editing-duration>PT1H31M27S</meta:editing-duration>
    <meta:editing-cycles>16</meta:editing-cycles>
    <meta:generator>LibreOffice/4.3.5.2$Windows_x86 LibreOffice_project/3a87456aaa6a95c63eea1c1b3201acedf0751bd5</meta:generator>
    <meta:document-statistic meta:table-count="0" meta:image-count="0" meta:object-count="0" meta:page-count="8" meta:paragraph-count="49" meta:word-count="477" meta:character-count="2943" meta:non-whitespace-character-count="2519"/>
  </office:meta>
</office:document-meta>
</file>